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7.613cm" svg:height="15.125cm" svg:x="14.808cm" svg:y="1.806cm">
            <draw:object draw:notify-on-update-of-ranges="Foglio1.A1:Foglio1.A1 Foglio1.A2:Foglio1.A25 Foglio1.B1:Foglio1.B1 Foglio1.B2:Foglio1.B25 Foglio1.C1:Foglio1.C1 Foglio1.C2:Foglio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319cm" svg:height="15.196cm" svg:x="42.897cm" svg:y="1.756cm">
            <draw:object draw:notify-on-update-of-ranges="Foglio1.B1:Foglio1.B1 Foglio1.B2:Foglio1.B25 Foglio1.A1:Foglio1.A1 Foglio1.A2:Foglio1.A25 Foglio1.C1:Foglio1.C1 Foglio1.C2:Foglio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1cm" svg:height="9.006cm" svg:x="14.371cm" svg:y="17.415cm">
            <draw:object draw:notify-on-update-of-ranges="Foglio1.A28:Foglio1.A28 Foglio1.A29:Foglio1.A52 Foglio1.B28:Foglio1.B28 Foglio1.B29:Foglio1.B52 Foglio1.C28:Foglio1.C28 Foglio1.C29:Foglio1.C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<text:s/>measured from</text:p>
          </table:table-cell>
          <table:table-cell office:value-type="string" calcext:value-type="string">
            <text:p><text:s/>measured to</text:p>
          </table:table-cell>
          <table:table-cell office:value-type="string" calcext:value-type="string">
            <text:p><text:s/>stable/unstable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table:number-columns-repeated="2" office:value-type="float" office:value="2.24" calcext:value-type="float">
            <text:p>2,24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table:number-columns-repeated="3" office:value-type="float" office:value="2.62" calcext:value-type="float">
            <text:p>2,62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table:number-columns-repeated="2" office:value-type="float" office:value="3.08" calcext:value-type="float">
            <text:p>3,08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3.83" calcext:value-type="float">
            <text:p>3,83</text:p>
          </table:table-cell>
          <table:table-cell office:value-type="float" office:value="3.86" calcext:value-type="float">
            <text:p>3,86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4.15" calcext:value-type="float">
            <text:p>4,15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4.75" calcext:value-type="float">
            <text:p>4,75</text:p>
          </table:table-cell>
          <table:table-cell office:value-type="float" office:value="4.76" calcext:value-type="float">
            <text:p>4,76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5.34" calcext:value-type="float">
            <text:p>5,34</text:p>
          </table:table-cell>
          <table:table-cell office:value-type="float" office:value="5.33" calcext:value-type="float">
            <text:p>5,33</text:p>
          </table:table-cell>
          <table:table-cell office:value-type="float" office:value="5.36" calcext:value-type="float">
            <text:p>5,36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5.83" calcext:value-type="float">
            <text:p>5,83</text:p>
          </table:table-cell>
          <table:table-cell office:value-type="float" office:value="5.85" calcext:value-type="float">
            <text:p>5,85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table:number-columns-repeated="2" office:value-type="float" office:value="6.41" calcext:value-type="float">
            <text:p>6,41</text:p>
          </table:table-cell>
          <table:table-cell office:value-type="float" office:value="6.43" calcext:value-type="float">
            <text:p>6,43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office:value-type="float" office:value="6.93" calcext:value-type="float">
            <text:p>6,9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office:value-type="float" office:value="7.35" calcext:value-type="float">
            <text:p>7,35</text:p>
          </table:table-cell>
          <table:table-cell office:value-type="float" office:value="7.39" calcext:value-type="float">
            <text:p>7,39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7.98" calcext:value-type="float">
            <text:p>7,98</text:p>
          </table:table-cell>
          <table:table-cell office:value-type="float" office:value="7.96" calcext:value-type="float">
            <text:p>7,96</text:p>
          </table:table-cell>
          <table:table-cell office:value-type="float" office:value="7.99" calcext:value-type="float">
            <text:p>7,99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8.57" calcext:value-type="float">
            <text:p>8,57</text:p>
          </table:table-cell>
          <table:table-cell office:value-type="float" office:value="8.66" calcext:value-type="float">
            <text:p>8,66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9.08" calcext:value-type="float">
            <text:p>9,08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9.84" calcext:value-type="float">
            <text:p>9,84</text:p>
          </table:table-cell>
          <table:table-cell office:value-type="float" office:value="9.76" calcext:value-type="float">
            <text:p>9,76</text:p>
          </table:table-cell>
          <table:table-cell office:value-type="float" office:value="9.91" calcext:value-type="float">
            <text:p>9,91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0.12" calcext:value-type="float">
            <text:p>10,12</text:p>
          </table:table-cell>
          <table:table-cell office:value-type="float" office:value="10.11" calcext:value-type="float">
            <text:p>10,11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0.83" calcext:value-type="float">
            <text:p>10,83</text:p>
          </table:table-cell>
          <table:table-cell office:value-type="float" office:value="10.78" calcext:value-type="float">
            <text:p>10,78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1.36" calcext:value-type="float">
            <text:p>11,36</text:p>
          </table:table-cell>
          <table:table-cell office:value-type="float" office:value="11.27" calcext:value-type="float">
            <text:p>11,27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1.97" calcext:value-type="float">
            <text:p>11,97</text:p>
          </table:table-cell>
          <table:table-cell office:value-type="float" office:value="11.96" calcext:value-type="float">
            <text:p>11,96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office:value-type="float" office:value="12.46" calcext:value-type="float">
            <text:p>12,46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13.02" calcext:value-type="float">
            <text:p>13,0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13.15" calcext:value-type="float">
            <text:p>13,15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table:number-columns-repeated="2" office:value-type="float" office:value="13.81" calcext:value-type="float">
            <text:p>13,81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<text:s/>stable</text:p>
          </table:table-cell>
        </table:table-row>
        <table:table-row table:style-name="ro1">
          <table:table-cell office:value-type="float" office:value="14.74" calcext:value-type="float">
            <text:p>14,74</text:p>
          </table:table-cell>
          <table:table-cell office:value-type="float" office:value="14.7" calcext:value-type="float">
            <text:p>14,7</text:p>
          </table:table-cell>
          <table:table-cell office:value-type="float" office:value="14.84" calcext:value-type="float">
            <text:p>14,84</text:p>
          </table:table-cell>
          <table:table-cell office:value-type="string" calcext:value-type="string">
            <text:p><text:s/>stabl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float" office:value="2.25" calcext:value-type="float">
            <text:p>2,25</text:p>
          </table:table-cell>
          <table:table-cell table:formula="of:=([.B2]-[.A2])" office:value-type="float" office:value="-0.00999999999999979" calcext:value-type="float">
            <text:p>-0,01</text:p>
          </table:table-cell>
          <table:table-cell table:formula="of:=([.C2]-[.A2])" office:value-type="float" office:value="-0.00999999999999979" calcext:value-type="float">
            <text:p>-0,01</text:p>
          </table:table-cell>
          <table:table-cell/>
        </table:table-row>
        <table:table-row table:style-name="ro1">
          <table:table-cell office:value-type="float" office:value="2.62" calcext:value-type="float">
            <text:p>2,62</text:p>
          </table:table-cell>
          <table:table-cell table:formula="of:=([.B3]-[.A3])" office:value-type="float" office:value="0" calcext:value-type="float">
            <text:p>0</text:p>
          </table:table-cell>
          <table:table-cell table:formula="of:=([.C3]-[.A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7" calcext:value-type="float">
            <text:p>3,07</text:p>
          </table:table-cell>
          <table:table-cell table:formula="of:=([.B4]-[.A4])" office:value-type="float" office:value="0.0100000000000002" calcext:value-type="float">
            <text:p>0,01</text:p>
          </table:table-cell>
          <table:table-cell table:formula="of:=([.C4]-[.A4])" office:value-type="float" office:value="0.0100000000000002" calcext:value-type="float">
            <text:p>0,01</text:p>
          </table:table-cell>
          <table:table-cell/>
        </table:table-row>
        <table:table-row table:style-name="ro1">
          <table:table-cell office:value-type="float" office:value="3.85" calcext:value-type="float">
            <text:p>3,85</text:p>
          </table:table-cell>
          <table:table-cell table:formula="of:=([.B5]-[.A5])" office:value-type="float" office:value="-0.02" calcext:value-type="float">
            <text:p>-0,02</text:p>
          </table:table-cell>
          <table:table-cell table:formula="of:=([.C5]-[.A5])" office:value-type="float" office:value="0.00999999999999979" calcext:value-type="float">
            <text:p>0,01</text:p>
          </table:table-cell>
          <table:table-cell/>
        </table:table-row>
        <table:table-row table:style-name="ro1">
          <table:table-cell office:value-type="float" office:value="4.16" calcext:value-type="float">
            <text:p>4,16</text:p>
          </table:table-cell>
          <table:table-cell table:formula="of:=([.B6]-[.A6])" office:value-type="float" office:value="-0.00999999999999979" calcext:value-type="float">
            <text:p>-0,01</text:p>
          </table:table-cell>
          <table:table-cell table:formula="of:=([.C6]-[.A6])" office:value-type="float" office:value="0.0300000000000002" calcext:value-type="float">
            <text:p>0,03</text:p>
          </table:table-cell>
          <table:table-cell/>
        </table:table-row>
        <table:table-row table:style-name="ro1">
          <table:table-cell office:value-type="float" office:value="4.76" calcext:value-type="float">
            <text:p>4,76</text:p>
          </table:table-cell>
          <table:table-cell table:formula="of:=([.B7]-[.A7])" office:value-type="float" office:value="-0.00999999999999979" calcext:value-type="float">
            <text:p>-0,01</text:p>
          </table:table-cell>
          <table:table-cell table:formula="of:=([.C7]-[.A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4" calcext:value-type="float">
            <text:p>5,34</text:p>
          </table:table-cell>
          <table:table-cell table:formula="of:=([.B8]-[.A8])" office:value-type="float" office:value="-0.00999999999999979" calcext:value-type="float">
            <text:p>-0,01</text:p>
          </table:table-cell>
          <table:table-cell table:formula="of:=([.C8]-[.A8])" office:value-type="float" office:value="0.0200000000000005" calcext:value-type="float">
            <text:p>0,020000000000001</text:p>
          </table:table-cell>
          <table:table-cell/>
        </table:table-row>
        <table:table-row table:style-name="ro1">
          <table:table-cell office:value-type="float" office:value="5.87" calcext:value-type="float">
            <text:p>5,87</text:p>
          </table:table-cell>
          <table:table-cell table:formula="of:=([.B9]-[.A9])" office:value-type="float" office:value="-0.04" calcext:value-type="float">
            <text:p>-0,04</text:p>
          </table:table-cell>
          <table:table-cell table:formula="of:=([.C9]-[.A9])" office:value-type="float" office:value="-0.0200000000000005" calcext:value-type="float">
            <text:p>-0,020000000000001</text:p>
          </table:table-cell>
          <table:table-cell/>
        </table:table-row>
        <table:table-row table:style-name="ro1">
          <table:table-cell office:value-type="float" office:value="6.41" calcext:value-type="float">
            <text:p>6,41</text:p>
          </table:table-cell>
          <table:table-cell table:formula="of:=([.B10]-[.A10])" office:value-type="float" office:value="0" calcext:value-type="float">
            <text:p>0</text:p>
          </table:table-cell>
          <table:table-cell table:formula="of:=([.C10]-[.A10])" office:value-type="float" office:value="0.0199999999999996" calcext:value-type="float">
            <text:p>0,02</text:p>
          </table:table-cell>
          <table:table-cell/>
        </table:table-row>
        <table:table-row table:style-name="ro1">
          <table:table-cell office:value-type="float" office:value="6.97" calcext:value-type="float">
            <text:p>6,97</text:p>
          </table:table-cell>
          <table:table-cell table:formula="of:=([.B11]-[.A11])" office:value-type="float" office:value="-0.04" calcext:value-type="float">
            <text:p>-0,04</text:p>
          </table:table-cell>
          <table:table-cell table:formula="of:=([.C11]-[.A11])" office:value-type="float" office:value="0.0200000000000005" calcext:value-type="float">
            <text:p>0,020000000000001</text:p>
          </table:table-cell>
          <table:table-cell/>
        </table:table-row>
        <table:table-row table:style-name="ro1">
          <table:table-cell office:value-type="float" office:value="7.37" calcext:value-type="float">
            <text:p>7,37</text:p>
          </table:table-cell>
          <table:table-cell table:formula="of:=([.B12]-[.A12])" office:value-type="float" office:value="-0.0200000000000005" calcext:value-type="float">
            <text:p>-0,020000000000001</text:p>
          </table:table-cell>
          <table:table-cell table:formula="of:=([.C12]-[.A12])" office:value-type="float" office:value="0.0199999999999996" calcext:value-type="float">
            <text:p>0,02</text:p>
          </table:table-cell>
          <table:table-cell/>
        </table:table-row>
        <table:table-row table:style-name="ro1">
          <table:table-cell office:value-type="float" office:value="7.98" calcext:value-type="float">
            <text:p>7,98</text:p>
          </table:table-cell>
          <table:table-cell table:formula="of:=([.B13]-[.A13])" office:value-type="float" office:value="-0.0200000000000005" calcext:value-type="float">
            <text:p>-0,020000000000001</text:p>
          </table:table-cell>
          <table:table-cell table:formula="of:=([.C13]-[.A13])" office:value-type="float" office:value="0.00999999999999979" calcext:value-type="float">
            <text:p>0,01</text:p>
          </table:table-cell>
          <table:table-cell/>
        </table:table-row>
        <table:table-row table:style-name="ro1">
          <table:table-cell office:value-type="float" office:value="8.65" calcext:value-type="float">
            <text:p>8,65</text:p>
          </table:table-cell>
          <table:table-cell table:formula="of:=([.B14]-[.A14])" office:value-type="float" office:value="-0.0800000000000001" calcext:value-type="float">
            <text:p>-0,08</text:p>
          </table:table-cell>
          <table:table-cell table:formula="of:=([.C14]-[.A14])" office:value-type="float" office:value="0.00999999999999979" calcext:value-type="float">
            <text:p>0,01</text:p>
          </table:table-cell>
          <table:table-cell/>
        </table:table-row>
        <table:table-row table:style-name="ro1">
          <table:table-cell office:value-type="float" office:value="9.15" calcext:value-type="float">
            <text:p>9,15</text:p>
          </table:table-cell>
          <table:table-cell table:formula="of:=([.B15]-[.A15])" office:value-type="float" office:value="-0.0700000000000003" calcext:value-type="float">
            <text:p>-0,07</text:p>
          </table:table-cell>
          <table:table-cell table:formula="of:=([.C15]-[.A15])" office:value-type="float" office:value="0.0399999999999991" calcext:value-type="float">
            <text:p>0,039999999999999</text:p>
          </table:table-cell>
          <table:table-cell/>
        </table:table-row>
        <table:table-row table:style-name="ro1">
          <table:table-cell office:value-type="float" office:value="9.84" calcext:value-type="float">
            <text:p>9,84</text:p>
          </table:table-cell>
          <table:table-cell table:formula="of:=([.B16]-[.A16])" office:value-type="float" office:value="-0.0800000000000001" calcext:value-type="float">
            <text:p>-0,08</text:p>
          </table:table-cell>
          <table:table-cell table:formula="of:=([.C16]-[.A16])" office:value-type="float" office:value="0.0700000000000003" calcext:value-type="float">
            <text:p>0,07</text:p>
          </table:table-cell>
          <table:table-cell/>
        </table:table-row>
        <table:table-row table:style-name="ro1">
          <table:table-cell office:value-type="float" office:value="10.12" calcext:value-type="float">
            <text:p>10,12</text:p>
          </table:table-cell>
          <table:table-cell table:formula="of:=([.B17]-[.A17])" office:value-type="float" office:value="-0.00999999999999979" calcext:value-type="float">
            <text:p>-0,01</text:p>
          </table:table-cell>
          <table:table-cell table:formula="of:=([.C17]-[.A17])" office:value-type="float" office:value="0.0300000000000011" calcext:value-type="float">
            <text:p>0,030000000000001</text:p>
          </table:table-cell>
          <table:table-cell/>
        </table:table-row>
        <table:table-row table:style-name="ro1">
          <table:table-cell office:value-type="float" office:value="10.83" calcext:value-type="float">
            <text:p>10,83</text:p>
          </table:table-cell>
          <table:table-cell table:formula="of:=([.B18]-[.A18])" office:value-type="float" office:value="-0.0500000000000007" calcext:value-type="float">
            <text:p>-0,050000000000001</text:p>
          </table:table-cell>
          <table:table-cell table:formula="of:=([.C18]-[.A18])" office:value-type="float" office:value="0.109999999999999" calcext:value-type="float">
            <text:p>0,109999999999999</text:p>
          </table:table-cell>
          <table:table-cell/>
        </table:table-row>
        <table:table-row table:style-name="ro1">
          <table:table-cell office:value-type="float" office:value="11.36" calcext:value-type="float">
            <text:p>11,36</text:p>
          </table:table-cell>
          <table:table-cell table:formula="of:=([.B19]-[.A19])" office:value-type="float" office:value="-0.0899999999999999" calcext:value-type="float">
            <text:p>-0,09</text:p>
          </table:table-cell>
          <table:table-cell table:formula="of:=([.C19]-[.A19])" office:value-type="float" office:value="0.0700000000000003" calcext:value-type="float">
            <text:p>0,07</text:p>
          </table:table-cell>
          <table:table-cell/>
        </table:table-row>
        <table:table-row table:style-name="ro1">
          <table:table-cell office:value-type="float" office:value="11.97" calcext:value-type="float">
            <text:p>11,97</text:p>
          </table:table-cell>
          <table:table-cell table:formula="of:=([.B20]-[.A20])" office:value-type="float" office:value="-0.00999999999999979" calcext:value-type="float">
            <text:p>-0,01</text:p>
          </table:table-cell>
          <table:table-cell table:formula="of:=([.C20]-[.A20])" office:value-type="float" office:value="0.149999999999999" calcext:value-type="float">
            <text:p>0,149999999999999</text:p>
          </table:table-cell>
          <table:table-cell/>
        </table:table-row>
        <table:table-row table:style-name="ro1">
          <table:table-cell office:value-type="float" office:value="12.53" calcext:value-type="float">
            <text:p>12,53</text:p>
          </table:table-cell>
          <table:table-cell table:formula="of:=([.B21]-[.A21])" office:value-type="float" office:value="-0.0699999999999985" calcext:value-type="float">
            <text:p>-0,069999999999999</text:p>
          </table:table-cell>
          <table:table-cell table:formula="of:=([.C21]-[.A21])" office:value-type="float" office:value="0.0700000000000003" calcext:value-type="float">
            <text:p>0,07</text:p>
          </table:table-cell>
          <table:table-cell/>
        </table:table-row>
        <table:table-row table:style-name="ro1">
          <table:table-cell office:value-type="float" office:value="13.03" calcext:value-type="float">
            <text:p>13,03</text:p>
          </table:table-cell>
          <table:table-cell table:formula="of:=([.B22]-[.A22])" office:value-type="float" office:value="-0.00999999999999979" calcext:value-type="float">
            <text:p>-0,01</text:p>
          </table:table-cell>
          <table:table-cell table:formula="of:=([.C22]-[.A22])"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13.17" calcext:value-type="float">
            <text:p>13,17</text:p>
          </table:table-cell>
          <table:table-cell table:formula="of:=([.B23]-[.A23])" office:value-type="float" office:value="-0.0199999999999996" calcext:value-type="float">
            <text:p>-0,02</text:p>
          </table:table-cell>
          <table:table-cell table:formula="of:=([.C23]-[.A23])" office:value-type="float" office:value="0.0500000000000007" calcext:value-type="float">
            <text:p>0,050000000000001</text:p>
          </table:table-cell>
          <table:table-cell/>
        </table:table-row>
        <table:table-row table:style-name="ro1">
          <table:table-cell office:value-type="float" office:value="13.81" calcext:value-type="float">
            <text:p>13,81</text:p>
          </table:table-cell>
          <table:table-cell table:formula="of:=([.B24]-[.A24])" office:value-type="float" office:value="0" calcext:value-type="float">
            <text:p>0</text:p>
          </table:table-cell>
          <table:table-cell table:formula="of:=([.C24]-[.A24])" office:value-type="float" office:value="0.109999999999999" calcext:value-type="float">
            <text:p>0,109999999999999</text:p>
          </table:table-cell>
          <table:table-cell/>
        </table:table-row>
        <table:table-row table:style-name="ro1">
          <table:table-cell office:value-type="float" office:value="14.74" calcext:value-type="float">
            <text:p>14,74</text:p>
          </table:table-cell>
          <table:table-cell table:formula="of:=([.B25]-[.A25])" office:value-type="float" office:value="-0.0400000000000009" calcext:value-type="float">
            <text:p>-0,040000000000001</text:p>
          </table:table-cell>
          <table:table-cell table:formula="of:=([.C25]-[.A25])" office:value-type="float" office:value="0.0999999999999996" calcext:value-type="float">
            <text:p>0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5:50:41.15445019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13:35:20.151310080</meta:creation-date>
    <dc:date>2020-06-12T16:02:59.775326946</dc:date>
    <meta:editing-duration>PT21M53S</meta:editing-duration>
    <meta:editing-cycles>4</meta:editing-cycles>
    <meta:generator>LibreOffice/6.4.2.2$Linux_X86_64 LibreOffice_project/40$Build-2</meta:generator>
    <meta:document-statistic meta:table-count="1" meta:cell-count="1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14cm" svg:height="15.126cm" xlink:href=".." xlink:type="simple" chart:class="chart:line" chart:style-name="ch1">
        <chart:title svg:x="9.252cm" svg:y="0.438cm" chart:style-name="ch2">
          <text:p>measurements after filters and compensation</text:p>
        </chart:title>
        <chart:legend chart:legend-position="end" svg:x="23.862cm" svg:y="6.766cm" style:legend-expansion="high" chart:style-name="ch3"/>
        <chart:plot-area chart:style-name="ch4" table:cell-range-address="Foglio1.A1:Foglio1.C25" chart:data-source-has-labels="row" svg:x="1.563cm" svg:y="1.519cm" svg:width="21.747cm" svg:height="12.324cm">
          <chartooo:coordinate-region svg:x="1.999cm" svg:y="1.718cm" svg:width="20.939cm" svg:height="11.478cm"/>
          <chart:axis chart:dimension="x" chart:name="primary-x" chart:style-name="ch5">
            <chart:title svg:x="11.307cm" svg:y="14.145cm" chart:style-name="ch6">
              <text:p>measurements</text:p>
            </chart:title>
          </chart:axis>
          <chart:axis chart:dimension="y" chart:name="primary-y" chart:style-name="ch5">
            <chart:title svg:x="0.451cm" svg:y="8.228cm" chart:style-name="ch7">
              <text:p>meters</text:p>
            </chart:title>
            <chart:grid chart:style-name="ch8" chart:class="major"/>
          </chart:axis>
          <chart:series chart:style-name="ch9" chart:values-cell-range-address="Foglio1.A2:Foglio1.A25" chart:label-cell-address="Foglio1.A1:Foglio1.A1" chart:class="chart:line">
            <chart:data-point chart:repeated="24"/>
          </chart:series>
          <chart:series chart:style-name="ch10" chart:values-cell-range-address="Foglio1.B2:Foglio1.B25" chart:label-cell-address="Foglio1.B1:Foglio1.B1" chart:class="chart:line">
            <chart:data-point chart:repeated="24"/>
          </chart:series>
          <chart:series chart:style-name="ch11" chart:values-cell-range-address="Foglio1.C2:Foglio1.C25" chart:label-cell-address="Foglio1.C1:Foglio1.C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Foglio1.A1:Foglio1.A1</svg:desc>
                </draw:g>
              </table:table-cell>
              <table:table-cell office:value-type="string">
                <text:p> measured from</text:p>
                <draw:g>
                  <svg:desc>Foglio1.B1:Foglio1.B1</svg:desc>
                </draw:g>
              </table:table-cell>
              <table:table-cell office:value-type="string">
                <text:p> measured to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5">
                <text:p>2.25</text:p>
                <draw:g>
                  <svg:desc>Foglio1.A2:Foglio1.A25</svg:desc>
                </draw:g>
              </table:table-cell>
              <table:table-cell office:value-type="float" office:value="2.24">
                <text:p>2.24</text:p>
                <draw:g>
                  <svg:desc>Foglio1.B2:Foglio1.B25</svg:desc>
                </draw:g>
              </table:table-cell>
              <table:table-cell office:value-type="float" office:value="2.24">
                <text:p>2.24</text:p>
                <draw:g>
                  <svg:desc>Foglio1.C2:Foglio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2">
                <text:p>2.62</text:p>
              </table:table-cell>
              <table:table-cell office:value-type="float" office:value="2.62">
                <text:p>2.6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7">
                <text:p>3.07</text:p>
              </table:table-cell>
              <table:table-cell office:value-type="float" office:value="3.08">
                <text:p>3.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">
                <text:p>3.85</text:p>
              </table:table-cell>
              <table:table-cell office:value-type="float" office:value="3.83">
                <text:p>3.8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6">
                <text:p>4.16</text:p>
              </table:table-cell>
              <table:table-cell office:value-type="float" office:value="4.15">
                <text:p>4.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6">
                <text:p>4.76</text:p>
              </table:table-cell>
              <table:table-cell office:value-type="float" office:value="4.75">
                <text:p>4.7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4">
                <text:p>5.34</text:p>
              </table:table-cell>
              <table:table-cell office:value-type="float" office:value="5.33">
                <text:p>5.3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7">
                <text:p>5.87</text:p>
              </table:table-cell>
              <table:table-cell office:value-type="float" office:value="5.83">
                <text:p>5.83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1">
                <text:p>6.41</text:p>
              </table:table-cell>
              <table:table-cell office:value-type="float" office:value="6.41">
                <text:p>6.41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">
                <text:p>6.97</text:p>
              </table:table-cell>
              <table:table-cell office:value-type="float" office:value="6.93">
                <text:p>6.9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7">
                <text:p>7.37</text:p>
              </table:table-cell>
              <table:table-cell office:value-type="float" office:value="7.35">
                <text:p>7.35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8">
                <text:p>7.98</text:p>
              </table:table-cell>
              <table:table-cell office:value-type="float" office:value="7.96">
                <text:p>7.96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5">
                <text:p>8.65</text:p>
              </table:table-cell>
              <table:table-cell office:value-type="float" office:value="8.57">
                <text:p>8.57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5">
                <text:p>9.15</text:p>
              </table:table-cell>
              <table:table-cell office:value-type="float" office:value="9.08">
                <text:p>9.08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4">
                <text:p>9.84</text:p>
              </table:table-cell>
              <table:table-cell office:value-type="float" office:value="9.76">
                <text:p>9.7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2">
                <text:p>10.12</text:p>
              </table:table-cell>
              <table:table-cell office:value-type="float" office:value="10.11">
                <text:p>10.11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83">
                <text:p>10.83</text:p>
              </table:table-cell>
              <table:table-cell office:value-type="float" office:value="10.78">
                <text:p>10.7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6">
                <text:p>11.36</text:p>
              </table:table-cell>
              <table:table-cell office:value-type="float" office:value="11.27">
                <text:p>11.27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7">
                <text:p>11.97</text:p>
              </table:table-cell>
              <table:table-cell office:value-type="float" office:value="11.96">
                <text:p>11.9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53">
                <text:p>12.53</text:p>
              </table:table-cell>
              <table:table-cell office:value-type="float" office:value="12.46">
                <text:p>12.4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03">
                <text:p>13.03</text:p>
              </table:table-cell>
              <table:table-cell office:value-type="float" office:value="13.02">
                <text:p>13.02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7">
                <text:p>13.17</text:p>
              </table:table-cell>
              <table:table-cell office:value-type="float" office:value="13.15">
                <text:p>13.1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1">
                <text:p>13.81</text:p>
              </table:table-cell>
              <table:table-cell office:value-type="float" office:value="13.81">
                <text:p>13.81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4">
                <text:p>14.74</text:p>
              </table:table-cell>
              <table:table-cell office:value-type="float" office:value="14.7">
                <text:p>14.7</text:p>
              </table:table-cell>
              <table:table-cell office:value-type="float" office:value="14.84">
                <text:p>14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2cm" svg:height="15.197cm" xlink:href=".." xlink:type="simple" chart:class="chart:bar" chart:column-mapping="1 0 2" chart:style-name="ch1">
        <chart:title svg:x="9.224cm" svg:y="0.439cm" chart:style-name="ch2">
          <text:p>measurements after filters and compesation</text:p>
        </chart:title>
        <chart:legend chart:legend-position="end" svg:x="24.157cm" svg:y="6.801cm" style:legend-expansion="high" chart:style-name="ch3"/>
        <chart:plot-area chart:style-name="ch4" table:cell-range-address="Foglio1.A1:Foglio1.C25" chart:data-source-has-labels="row" svg:x="1.557cm" svg:y="1.521cm" svg:width="22.054cm" svg:height="12.392cm">
          <chartooo:coordinate-region svg:x="2.178cm" svg:y="1.72cm" svg:width="21.433cm" svg:height="11.546cm"/>
          <chart:axis chart:dimension="x" chart:name="primary-x" chart:style-name="ch5">
            <chart:title svg:x="11.455cm" svg:y="14.216cm" chart:style-name="ch6">
              <text:p>measurements</text:p>
            </chart:title>
          </chart:axis>
          <chart:axis chart:dimension="y" chart:name="primary-y" chart:style-name="ch7">
            <chart:title svg:x="0.451cm" svg:y="8.264cm" chart:style-name="ch8">
              <text:p>meter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oglio1.B2:Foglio1.B25" chart:label-cell-address="Foglio1.B1:Foglio1.B1" chart:class="chart:bar">
            <chart:data-point chart:repeated="24"/>
          </chart:series>
          <chart:series chart:style-name="ch12" chart:values-cell-range-address="Foglio1.A2:Foglio1.A25" chart:label-cell-address="Foglio1.A1:Foglio1.A1" chart:class="chart:bar">
            <chart:data-point chart:repeated="24"/>
          </chart:series>
          <chart:series chart:style-name="ch13" chart:values-cell-range-address="Foglio1.C2:Foglio1.C25" chart:label-cell-address="Foglio1.C1:Foglio1.C1" chart:class="chart:ba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easured from</text:p>
                <draw:g>
                  <svg:desc>Foglio1.B1:Foglio1.B1</svg:desc>
                </draw:g>
              </table:table-cell>
              <table:table-cell office:value-type="string">
                <text:p>real</text:p>
                <draw:g>
                  <svg:desc>Foglio1.A1:Foglio1.A1</svg:desc>
                </draw:g>
              </table:table-cell>
              <table:table-cell office:value-type="string">
                <text:p> measured to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4">
                <text:p>2.24</text:p>
                <draw:g>
                  <svg:desc>Foglio1.B2:Foglio1.B25</svg:desc>
                </draw:g>
              </table:table-cell>
              <table:table-cell office:value-type="float" office:value="2.25">
                <text:p>2.25</text:p>
                <draw:g>
                  <svg:desc>Foglio1.A2:Foglio1.A25</svg:desc>
                </draw:g>
              </table:table-cell>
              <table:table-cell office:value-type="float" office:value="2.24">
                <text:p>2.24</text:p>
                <draw:g>
                  <svg:desc>Foglio1.C2:Foglio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2">
                <text:p>2.62</text:p>
              </table:table-cell>
              <table:table-cell office:value-type="float" office:value="2.62">
                <text:p>2.6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8">
                <text:p>3.08</text:p>
              </table:table-cell>
              <table:table-cell office:value-type="float" office:value="3.07">
                <text:p>3.0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3">
                <text:p>3.83</text:p>
              </table:table-cell>
              <table:table-cell office:value-type="float" office:value="3.85">
                <text:p>3.8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">
                <text:p>4.15</text:p>
              </table:table-cell>
              <table:table-cell office:value-type="float" office:value="4.16">
                <text:p>4.1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5">
                <text:p>4.75</text:p>
              </table:table-cell>
              <table:table-cell office:value-type="float" office:value="4.76">
                <text:p>4.7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3">
                <text:p>5.33</text:p>
              </table:table-cell>
              <table:table-cell office:value-type="float" office:value="5.34">
                <text:p>5.3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3">
                <text:p>5.83</text:p>
              </table:table-cell>
              <table:table-cell office:value-type="float" office:value="5.87">
                <text:p>5.87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1">
                <text:p>6.41</text:p>
              </table:table-cell>
              <table:table-cell office:value-type="float" office:value="6.41">
                <text:p>6.41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3">
                <text:p>6.93</text:p>
              </table:table-cell>
              <table:table-cell office:value-type="float" office:value="6.97">
                <text:p>6.9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5">
                <text:p>7.35</text:p>
              </table:table-cell>
              <table:table-cell office:value-type="float" office:value="7.37">
                <text:p>7.37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6">
                <text:p>7.96</text:p>
              </table:table-cell>
              <table:table-cell office:value-type="float" office:value="7.98">
                <text:p>7.98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7">
                <text:p>8.57</text:p>
              </table:table-cell>
              <table:table-cell office:value-type="float" office:value="8.65">
                <text:p>8.65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08">
                <text:p>9.08</text:p>
              </table:table-cell>
              <table:table-cell office:value-type="float" office:value="9.15">
                <text:p>9.15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6">
                <text:p>9.76</text:p>
              </table:table-cell>
              <table:table-cell office:value-type="float" office:value="9.84">
                <text:p>9.8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1">
                <text:p>10.11</text:p>
              </table:table-cell>
              <table:table-cell office:value-type="float" office:value="10.12">
                <text:p>10.1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8">
                <text:p>10.78</text:p>
              </table:table-cell>
              <table:table-cell office:value-type="float" office:value="10.83">
                <text:p>10.8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27">
                <text:p>11.27</text:p>
              </table:table-cell>
              <table:table-cell office:value-type="float" office:value="11.36">
                <text:p>11.36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6">
                <text:p>11.96</text:p>
              </table:table-cell>
              <table:table-cell office:value-type="float" office:value="11.97">
                <text:p>11.97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46">
                <text:p>12.46</text:p>
              </table:table-cell>
              <table:table-cell office:value-type="float" office:value="12.53">
                <text:p>12.5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02">
                <text:p>13.02</text:p>
              </table:table-cell>
              <table:table-cell office:value-type="float" office:value="13.03">
                <text:p>13.03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5">
                <text:p>13.15</text:p>
              </table:table-cell>
              <table:table-cell office:value-type="float" office:value="13.17">
                <text:p>13.17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1">
                <text:p>13.81</text:p>
              </table:table-cell>
              <table:table-cell office:value-type="float" office:value="13.81">
                <text:p>13.81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">
                <text:p>14.7</text:p>
              </table:table-cell>
              <table:table-cell office:value-type="float" office:value="14.74">
                <text:p>14.74</text:p>
              </table:table-cell>
              <table:table-cell office:value-type="float" office:value="14.84">
                <text:p>14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bar" chart:style-name="ch1">
        <chart:title svg:x="6.515cm" svg:y="0.316cm" chart:style-name="ch2">
          <text:p>outdoor errors</text:p>
        </chart:title>
        <chart:legend chart:legend-position="end" svg:x="14.559cm" svg:y="3.955cm" style:legend-expansion="high" chart:style-name="ch3"/>
        <chart:plot-area chart:style-name="ch4" table:cell-range-address="Foglio1.A28:Foglio1.C52" chart:data-source-has-labels="both" svg:x="1.329cm" svg:y="0.311cm" svg:width="12.905cm" svg:height="8.333cm">
          <chartooo:coordinate-region svg:x="2.347cm" svg:y="0.51cm" svg:width="11.887cm" svg:height="7.935cm"/>
          <chart:axis chart:dimension="x" chart:name="primary-x" chart:style-name="ch5" chartooo:axis-type="auto">
            <chartooo:date-scale/>
            <chart:title svg:x="6.652cm" svg:y="8.447cm" chart:style-name="ch6">
              <text:p>measurements</text:p>
            </chart:title>
            <chart:categories table:cell-range-address="Foglio1.A29:Foglio1.A52"/>
          </chart:axis>
          <chart:axis chart:dimension="y" chart:name="primary-y" chart:style-name="ch7">
            <chart:title svg:x="0.449cm" svg:y="5.024cm" chart:style-name="ch8">
              <text:p>meter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oglio1.B29:Foglio1.B52" chart:label-cell-address="Foglio1.B28:Foglio1.B28" chart:class="chart:bar">
            <chart:data-point chart:repeated="24"/>
          </chart:series>
          <chart:series chart:style-name="ch12" chart:values-cell-range-address="Foglio1.C29:Foglio1.C52" chart:label-cell-address="Foglio1.C28:Foglio1.C28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</text:p>
                <draw:g>
                  <svg:desc>Foglio1.B28:Foglio1.B28</svg:desc>
                </draw:g>
              </table:table-cell>
              <table:table-cell office:value-type="string">
                <text:p>to</text:p>
                <draw:g>
                  <svg:desc>Foglio1.C28:Foglio1.C28</svg:desc>
                </draw:g>
              </table:table-cell>
            </table:table-row>
          </table:table-header-rows>
          <table:table-rows>
            <table:table-row>
              <table:table-cell office:value-type="float" office:value="2.25">
                <text:p>2.25</text:p>
                <draw:g>
                  <svg:desc>Foglio1.A29:Foglio1.A52</svg:desc>
                </draw:g>
              </table:table-cell>
              <table:table-cell office:value-type="float" office:value="-0.00999999999999979">
                <text:p>-0.00999999999999979</text:p>
                <draw:g>
                  <svg:desc>Foglio1.B29:Foglio1.B52</svg:desc>
                </draw:g>
              </table:table-cell>
              <table:table-cell office:value-type="float" office:value="-0.00999999999999979">
                <text:p>-0.00999999999999979</text:p>
                <draw:g>
                  <svg:desc>Foglio1.C29:Foglio1.C52</svg:desc>
                </draw:g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0.0100000000000002">
                <text:p>0.0100000000000002</text:p>
              </table:table-cell>
              <table:table-cell office:value-type="float" office:value="0.0100000000000002">
                <text:p>0.0100000000000002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-0.02">
                <text:p>-0.02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-0.00999999999999979">
                <text:p>-0.00999999999999979</text:p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-0.00999999999999979">
                <text:p>-0.00999999999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-0.00999999999999979">
                <text:p>-0.00999999999999979</text:p>
              </table:table-cell>
              <table:table-cell office:value-type="float" office:value="0.0200000000000005">
                <text:p>0.0200000000000005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-0.04">
                <text:p>-0.04</text:p>
              </table:table-cell>
              <table:table-cell office:value-type="float" office:value="-0.0200000000000005">
                <text:p>-0.0200000000000005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0">
                <text:p>0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float" office:value="6.97">
                <text:p>6.97</text:p>
              </table:table-cell>
              <table:table-cell office:value-type="float" office:value="-0.04">
                <text:p>-0.04</text:p>
              </table:table-cell>
              <table:table-cell office:value-type="float" office:value="0.0200000000000005">
                <text:p>0.0200000000000005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-0.0200000000000005">
                <text:p>-0.0200000000000005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-0.0200000000000005">
                <text:p>-0.0200000000000005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-0.0700000000000003">
                <text:p>-0.0700000000000003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-0.00999999999999979">
                <text:p>-0.00999999999999979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-0.0500000000000007">
                <text:p>-0.0500000000000007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11.97">
                <text:p>11.97</text:p>
              </table:table-cell>
              <table:table-cell office:value-type="float" office:value="-0.00999999999999979">
                <text:p>-0.00999999999999979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float" office:value="12.53">
                <text:p>12.53</text:p>
              </table:table-cell>
              <table:table-cell office:value-type="float" office:value="-0.0699999999999985">
                <text:p>-0.0699999999999985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float" office:value="13.03">
                <text:p>13.03</text:p>
              </table:table-cell>
              <table:table-cell office:value-type="float" office:value="-0.00999999999999979">
                <text:p>-0.009999999999999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3.17">
                <text:p>13.17</text:p>
              </table:table-cell>
              <table:table-cell office:value-type="float" office:value="-0.0199999999999996">
                <text:p>-0.0199999999999996</text:p>
              </table:table-cell>
              <table:table-cell office:value-type="float" office:value="0.0500000000000007">
                <text:p>0.0500000000000007</text:p>
              </table:table-cell>
            </table:table-row>
            <table:table-row>
              <table:table-cell office:value-type="float" office:value="13.81">
                <text:p>13.81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float" office:value="14.74">
                <text:p>14.74</text:p>
              </table:table-cell>
              <table:table-cell office:value-type="float" office:value="-0.0400000000000009">
                <text:p>-0.0400000000000009</text:p>
              </table:table-cell>
              <table:table-cell office:value-type="float" office:value="0.0999999999999996">
                <text:p>0.0999999999999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